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2799in"/>
    </style:style>
    <style:style style:name="co3" style:family="table-column">
      <style:table-column-properties fo:break-before="auto" style:column-width="1.5862in"/>
    </style:style>
    <style:style style:name="co4" style:family="table-column">
      <style:table-column-properties fo:break-before="auto" style:column-width="0.8866in"/>
    </style:style>
    <style:style style:name="co5" style:family="table-column">
      <style:table-column-properties fo:break-before="auto" style:column-width="7.922in"/>
    </style:style>
    <style:style style:name="co6" style:family="table-column">
      <style:table-column-properties fo:break-before="auto" style:column-width="0.8535in"/>
    </style:style>
    <style:style style:name="co7" style:family="table-column">
      <style:table-column-properties fo:break-before="auto" style:column-width="1.1484in"/>
    </style:style>
    <style:style style:name="co8" style:family="table-column">
      <style:table-column-properties fo:break-before="auto" style:column-width="1.3783in"/>
    </style:style>
    <style:style style:name="co9" style:family="table-column">
      <style:table-column-properties fo:break-before="auto" style:column-width="1.5311in"/>
    </style:style>
    <style:style style:name="ro1" style:family="table-row">
      <style:table-row-properties style:row-height="0.2071in" fo:break-before="auto" style:use-optimal-row-height="true"/>
    </style:style>
    <style:style style:name="ro2" style:family="table-row">
      <style:table-row-properties style:row-height="0.1953in" fo:break-before="auto" style:use-optimal-row-height="true"/>
    </style:style>
    <style:style style:name="ta1" style:family="table" style:master-page-name="PageStyle_5f_Sayfa1">
      <style:table-properties table:display="true" style:writing-mode="lr-tb"/>
    </style:style>
  </office:automatic-styles>
  <office:body>
    <office:spreadsheet>
      <table:calculation-settings table:case-sensitive="false" table:automatic-find-labels="false" table:use-regular-expressions="false">
        <table:iteration table:maximum-difference="0.0001"/>
      </table:calculation-settings>
      <table:table table:name="Sayfa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1" table:default-cell-style-name="Excel_20_Built-in_20_Normal"/>
        <table:table-column table:style-name="co8" table:default-cell-style-name="Excel_20_Built-in_20_Normal"/>
        <table:table-column table:style-name="co9" table:default-cell-style-name="Excel_20_Built-in_20_Normal"/>
        <table:table-column table:style-name="co1" table:number-columns-repeated="996" table:default-cell-style-name="Excel_20_Built-in_20_Normal"/>
        <table:table-column table:style-name="co1" table:number-columns-repeated="18" table:default-cell-style-name="Default"/>
        <table:table-row table:style-name="ro1">
          <table:table-cell/>
          <table:table-cell office:value-type="string">
            <text:p>Değerlendirme</text:p>
          </table:table-cell>
          <table:table-cell office:value-type="string">
            <text:p>İnceleme Konusu</text:p>
          </table:table-cell>
          <table:table-cell office:value-type="string">
            <text:p>Vergi No</text:p>
          </table:table-cell>
          <table:table-cell office:value-type="string">
            <text:p>Unvan </text:p>
          </table:table-cell>
          <table:table-cell office:value-type="string">
            <text:p>SBK Tutarı</text:p>
          </table:table-cell>
          <table:table-cell office:value-type="string">
            <text:p>İnceleme Yılları</text:p>
          </table:table-cell>
          <table:table-cell office:value-type="string">
            <text:p>Gerekçe</text:p>
          </table:table-cell>
          <table:table-cell office:value-type="string">
            <text:p>(İZDK) Rapor Tarihi</text:p>
          </table:table-cell>
          <table:table-cell office:value-type="string">
            <text:p>(İZDK) Rapor Sayısı</text:p>
          </table:table-cell>
          <table:table-cell table:number-columns-repeated="1014"/>
        </table:table-row>
        <table:table-row table:style-name="ro1">
          <table:table-cell office:value-type="string">
            <text:p>1</text:p>
          </table:table-cell>
          <table:table-cell office:value-type="string">
            <text:p>Değerlendirme A</text:p>
          </table:table-cell>
          <table:table-cell office:value-type="string">
            <text:p>Sahte Belge Kullanma</text:p>
          </table:table-cell>
          <table:table-cell office:value-type="string">
            <text:p>0680440961</text:p>
          </table:table-cell>
          <table:table-cell office:value-type="string">
            <text:p>HALİL ALTUNTAŞ</text:p>
          </table:table-cell>
          <table:table-cell office:value-type="string">
            <text:p>83400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 ve 2023-[2011-1-358]/16 sayılı Vergi Tekniği Raporuna istinaden düzenlenen 04.02.2024 <text:s/>tarihli ve 4954 <text:s/>sayılı incelemeye sevk yazısında yer alan hususlar doğrultusunda; mükellefin sahte belge kullanma konusunda ve sınırlı inceleme kapsamında incelenmesine karar verilmiştir.</text:p>
          </table:table-cell>
          <table:table-cell/>
          <table:table-cell office:value-type="string">
            <text:p> </text:p>
          </table:table-cell>
          <table:table-cell table:number-columns-repeated="1014"/>
        </table:table-row>
        <table:table-row table:style-name="ro1">
          <table:table-cell office:value-type="string">
            <text:p>2</text:p>
          </table:table-cell>
          <table:table-cell office:value-type="string">
            <text:p>Değerlendirme A</text:p>
          </table:table-cell>
          <table:table-cell office:value-type="string">
            <text:p>Sahte Belge Kullanma</text:p>
          </table:table-cell>
          <table:table-cell office:value-type="string">
            <text:p>0740983726</text:p>
          </table:table-cell>
          <table:table-cell office:value-type="string">
            <text:p>ARGE OPTİK TEKSTİL GIDA OTOMOTİV İTHALAT İHRACAT VE TİCARET LİMİTED ŞİRKETİ</text:p>
          </table:table-cell>
          <table:table-cell office:value-type="string">
            <text:p>350002,1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 ve 2023-[2011-1-358]/16 sayılı Vergi Tekniği Raporuna istinaden düzenlenen 04.02.2024 <text:s/>tarihli ve 4954 <text:s/>sayılı incelemeye sevk yazısında yer alan hususlar doğrultusunda; mükellefin sahte belge kullanma konusunda ve sınırlı inceleme kapsamında incelenmesine karar verilmiştir.</text:p>
          </table:table-cell>
          <table:table-cell/>
          <table:table-cell office:value-type="string">
            <text:p> </text:p>
          </table:table-cell>
          <table:table-cell table:number-columns-repeated="1014"/>
        </table:table-row>
        <table:table-row table:style-name="ro1">
          <table:table-cell office:value-type="string">
            <text:p>3</text:p>
          </table:table-cell>
          <table:table-cell office:value-type="string">
            <text:p>Değerlendirme A</text:p>
          </table:table-cell>
          <table:table-cell office:value-type="string">
            <text:p>Sahte Belge Kullanma</text:p>
          </table:table-cell>
          <table:table-cell office:value-type="string">
            <text:p>1150848982</text:p>
          </table:table-cell>
          <table:table-cell office:value-type="string">
            <text:p>YUNUS EMRE AYDIN</text:p>
          </table:table-cell>
          <table:table-cell office:value-type="string">
            <text:p>122550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 ve 2023-[2011-1-358]/16 sayılı Vergi Tekniği Raporuna istinaden düzenlenen 04.02.2024 <text:s/>tarihli ve 4954 <text:s/>sayılı incelemeye sevk yazısı ve 06.02.2022 tarihli ve 5287 sayılı yazıda yer alan hususlar doğrultusunda; mükellefin sahte belge kullanma konusunda ve sınırlı inceleme kapsamında incelenmesine karar verilmiştir.</text:p>
          </table:table-cell>
          <table:table-cell/>
          <table:table-cell office:value-type="string">
            <text:p> </text:p>
          </table:table-cell>
          <table:table-cell table:number-columns-repeated="1014"/>
        </table:table-row>
        <table:table-row table:style-name="ro1">
          <table:table-cell office:value-type="string">
            <text:p>4</text:p>
          </table:table-cell>
          <table:table-cell office:value-type="string">
            <text:p>Değerlendirme A</text:p>
          </table:table-cell>
          <table:table-cell office:value-type="string">
            <text:p>Sahte Belge Kullanma</text:p>
          </table:table-cell>
          <table:table-cell office:value-type="string">
            <text:p>1770320562</text:p>
          </table:table-cell>
          <table:table-cell office:value-type="string">
            <text:p>GÖKHAN BİRECİK</text:p>
          </table:table-cell>
          <table:table-cell office:value-type="string">
            <text:p>5010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 ve 2023-[2011-1-358]/16 sayılı Vergi Tekniği Raporuna istinaden düzenlenen 04.02.2024 <text:s/>tarihli ve 4954 <text:s/>sayılı incelemeye sevk yazısında yer alan hususlar doğrultusunda; mükellefin sahte belge kullanma konusunda ve sınırlı inceleme kapsamında incelenmesine karar verilmiştir.</text:p>
          </table:table-cell>
          <table:table-cell/>
          <table:table-cell office:value-type="string">
            <text:p> </text:p>
          </table:table-cell>
          <table:table-cell table:number-columns-repeated="1014"/>
        </table:table-row>
        <table:table-row table:style-name="ro1">
          <table:table-cell office:value-type="string">
            <text:p>41</text:p>
          </table:table-cell>
          <table:table-cell office:value-type="string">
            <text:p>Değerlendirme G</text:p>
          </table:table-cell>
          <table:table-cell office:value-type="string">
            <text:p>Sahte Belge Kullanma</text:p>
          </table:table-cell>
          <table:table-cell office:value-type="string">
            <text:p>6140359058</text:p>
          </table:table-cell>
          <table:table-cell office:value-type="string">
            <text:p>BERİN MEKİKCİ</text:p>
          </table:table-cell>
          <table:table-cell office:value-type="string">
            <text:p>0,00</text:p>
          </table:table-cell>
          <table:table-cell office:value-type="string">
            <text:p> </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doğrultusunda; 2022 yılı işlemlerinin sahte belge kullanma yönünden incelenmesi talep edilen mükellefin, tespit edilen sahte belge kullanım tutarı (12.000,00 TL) dikkate alındığında; vergi incelemelerinin etkinliğinin ve verimliliğinin artırılması, belirlenen ilke, standart ve yöntemlere uygun olarak kurumsal bir şekilde ve plan dahilinde gerçekleşmesinin sağlanması, sınırlı olan denetim gücünün daha verimli kullanılması ile vergi incelemelerinde etkinliğin ve verimliliğin artırılmasını böylece Vergi Müfettişlerinin daha etkin ve verimli incelemeler yapmasını sağlamak amacıyla etkin ve verimli olmayacağı değerlendirilen inceleme talebinin hıfz edilmesi gerektiği kararına varılmıştır.</text:p>
          </table:table-cell>
          <table:table-cell/>
          <table:table-cell office:value-type="string">
            <text:p> </text:p>
          </table:table-cell>
          <table:table-cell table:number-columns-repeated="1014"/>
        </table:table-row>
        <table:table-row table:style-name="ro1">
          <table:table-cell office:value-type="string">
            <text:p>42</text:p>
          </table:table-cell>
          <table:table-cell office:value-type="string">
            <text:p>Değerlendirme G</text:p>
          </table:table-cell>
          <table:table-cell office:value-type="string">
            <text:p>Sahte Belge Kullanma</text:p>
          </table:table-cell>
          <table:table-cell office:value-type="string">
            <text:p>7580184771</text:p>
          </table:table-cell>
          <table:table-cell office:value-type="string">
            <text:p>SEDEF DUŞ DEKORASYON İNŞAAT SANAYİ VE TİCARET LİMİTED ŞİRKETİ</text:p>
          </table:table-cell>
          <table:table-cell office:value-type="string">
            <text:p>0,00</text:p>
          </table:table-cell>
          <table:table-cell office:value-type="string">
            <text:p> </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doğrultusunda; 2022 yılı işlemlerinin sahte belge kullanma yönünden incelenmesi talep edilen mükellefin, tespit edilen sahte belge kullanım tutarı (4.200,00 TL) dikkate alındığında; vergi incelemelerinin etkinliğinin ve verimliliğinin artırılması, belirlenen ilke, standart ve yöntemlere uygun olarak kurumsal bir şekilde ve plan dahilinde gerçekleşmesinin sağlanması, sınırlı olan denetim gücünün daha verimli kullanılması ile vergi incelemelerinde etkinliğin ve verimliliğin artırılmasını böylece Vergi Müfettişlerinin daha etkin ve verimli incelemeler yapmasını sağlamak amacıyla etkin ve verimli olmayacağı değerlendirilen inceleme talebinin hıfz edilmesi gerektiği kararına varılmıştır.</text:p>
          </table:table-cell>
          <table:table-cell/>
          <table:table-cell office:value-type="string">
            <text:p> </text:p>
          </table:table-cell>
          <table:table-cell table:number-columns-repeated="1014"/>
        </table:table-row>
        <table:table-row table:style-name="ro1">
          <table:table-cell office:value-type="string">
            <text:p>43</text:p>
          </table:table-cell>
          <table:table-cell office:value-type="string">
            <text:p>Değerlendirme G</text:p>
          </table:table-cell>
          <table:table-cell office:value-type="string">
            <text:p>Sahte Belge Kullanma</text:p>
          </table:table-cell>
          <table:table-cell office:value-type="string">
            <text:p>8000751538</text:p>
          </table:table-cell>
          <table:table-cell office:value-type="string">
            <text:p>İBRAHİM ŞATAY</text:p>
          </table:table-cell>
          <table:table-cell office:value-type="string">
            <text:p>0,00</text:p>
          </table:table-cell>
          <table:table-cell office:value-type="string">
            <text:p> </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doğrultusunda; 2022 yılı işlemlerinin sahte belge kullanma yönünden incelenmesi talep edilen mükellefin, tespit edilen sahte belge kullanım tutarı (5.050,00 TL) dikkate alındığında; vergi incelemelerinin etkinliğinin ve verimliliğinin artırılması, belirlenen ilke, standart ve yöntemlere uygun olarak kurumsal bir şekilde ve plan dahilinde gerçekleşmesinin sağlanması, sınırlı olan denetim gücünün daha verimli kullanılması ile vergi incelemelerinde etkinliğin ve verimliliğin artırılmasını böylece Vergi Müfettişlerinin daha etkin ve verimli incelemeler yapmasını sağlamak amacıyla etkin ve verimli olmayacağı değerlendirilen inceleme talebinin hıfz edilmesi gerektiği kararına varılmıştır.</text:p>
          </table:table-cell>
          <table:table-cell/>
          <table:table-cell office:value-type="string">
            <text:p> </text:p>
          </table:table-cell>
          <table:table-cell table:number-columns-repeated="1014"/>
        </table:table-row>
        <table:table-row table:style-name="ro1">
          <table:table-cell office:value-type="string">
            <text:p>44</text:p>
          </table:table-cell>
          <table:table-cell office:value-type="string">
            <text:p>Değerlendirme G</text:p>
          </table:table-cell>
          <table:table-cell office:value-type="string">
            <text:p>Sahte Belge Kullanma</text:p>
          </table:table-cell>
          <table:table-cell office:value-type="string">
            <text:p>8060622047</text:p>
          </table:table-cell>
          <table:table-cell office:value-type="string">
            <text:p>VEYSEL ŞENGÖZ</text:p>
          </table:table-cell>
          <table:table-cell office:value-type="string">
            <text:p>0,00</text:p>
          </table:table-cell>
          <table:table-cell office:value-type="string">
            <text:p> </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doğrultusunda; 2022 yılı işlemlerinin sahte belge kullanma yönünden incelenmesi talep edilen mükellefin, tespit edilen sahte belge kullanım tutarı (6.390,00 TL) dikkate alındığında; vergi incelemelerinin etkinliğinin ve verimliliğinin artırılması, belirlenen ilke, standart ve yöntemlere uygun olarak kurumsal bir şekilde ve plan dahilinde gerçekleşmesinin sağlanması, sınırlı olan denetim gücünün daha verimli kullanılması ile vergi incelemelerinde etkinliğin ve verimliliğin artırılmasını böylece Vergi Müfettişlerinin daha etkin ve verimli incelemeler yapmasını sağlamak amacıyla etkin ve verimli olmayacağı değerlendirilen inceleme talebinin hıfz edilmesi gerektiği kararına varılmıştır.</text:p>
          </table:table-cell>
          <table:table-cell/>
          <table:table-cell office:value-type="string">
            <text:p> </text:p>
          </table:table-cell>
          <table:table-cell table:number-columns-repeated="1014"/>
        </table:table-row>
        <table:table-row table:style-name="ro1">
          <table:table-cell office:value-type="string">
            <text:p>45</text:p>
          </table:table-cell>
          <table:table-cell office:value-type="string">
            <text:p>Değerlendirme G</text:p>
          </table:table-cell>
          <table:table-cell office:value-type="string">
            <text:p>Sahte Belge Kullanma</text:p>
          </table:table-cell>
          <table:table-cell office:value-type="string">
            <text:p>8251190991</text:p>
          </table:table-cell>
          <table:table-cell office:value-type="string">
            <text:p>HAŞEM TAŞ</text:p>
          </table:table-cell>
          <table:table-cell office:value-type="string">
            <text:p>0,00</text:p>
          </table:table-cell>
          <table:table-cell office:value-type="string">
            <text:p> </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doğrultusunda; 2022 yılı işlemlerinin sahte belge kullanma yönünden incelenmesi talep edilen mükellefin, tespit edilen sahte belge kullanım tutarı (10.000,00 TL) dikkate alındığında; vergi incelemelerinin etkinliğinin ve verimliliğinin artırılması, belirlenen ilke, standart ve yöntemlere uygun olarak kurumsal bir şekilde ve plan dahilinde gerçekleşmesinin sağlanması, sınırlı olan denetim gücünün daha verimli kullanılması ile vergi incelemelerinde etkinliğin ve verimliliğin artırılmasını böylece Vergi Müfettişlerinin daha etkin ve verimli incelemeler yapmasını sağlamak amacıyla etkin ve verimli olmayacağı değerlendirilen inceleme talebinin hıfz edilmesi gerektiği kararına varılmıştır.</text:p>
          </table:table-cell>
          <table:table-cell/>
          <table:table-cell office:value-type="string">
            <text:p> </text:p>
          </table:table-cell>
          <table:table-cell table:number-columns-repeated="1014"/>
        </table:table-row>
        <table:table-row table:style-name="ro1">
          <table:table-cell office:value-type="string">
            <text:p>46</text:p>
          </table:table-cell>
          <table:table-cell office:value-type="string">
            <text:p>Değerlendirme G</text:p>
          </table:table-cell>
          <table:table-cell office:value-type="string">
            <text:p>Sahte Belge Kullanma</text:p>
          </table:table-cell>
          <table:table-cell office:value-type="string">
            <text:p>8890653047</text:p>
          </table:table-cell>
          <table:table-cell office:value-type="string">
            <text:p>DÖNAY ULUN</text:p>
          </table:table-cell>
          <table:table-cell office:value-type="string">
            <text:p>0,00</text:p>
          </table:table-cell>
          <table:table-cell office:value-type="string">
            <text:p> </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doğrultusunda; 2022 yılı işlemlerinin sahte belge kullanma yönünden incelenmesi talep edilen mükellefin, tespit edilen sahte belge kullanım tutarı (10.010,00 TL) dikkate alındığında; vergi incelemelerinin etkinliğinin ve verimliliğinin artırılması, belirlenen ilke, standart ve yöntemlere uygun olarak kurumsal bir şekilde ve plan dahilinde gerçekleşmesinin sağlanması, sınırlı olan denetim gücünün daha verimli kullanılması ile vergi incelemelerinde etkinliğin ve verimliliğin artırılmasını böylece Vergi Müfettişlerinin daha etkin ve verimli incelemeler yapmasını sağlamak amacıyla etkin ve verimli olmayacağı değerlendirilen inceleme talebinin hıfz edilmesi gerektiği kararına varılmıştır.</text:p>
          </table:table-cell>
          <table:table-cell/>
          <table:table-cell office:value-type="string">
            <text:p> </text:p>
          </table:table-cell>
          <table:table-cell table:number-columns-repeated="1014"/>
        </table:table-row>
        <table:table-row table:style-name="ro1">
          <table:table-cell office:value-type="string">
            <text:p>47</text:p>
          </table:table-cell>
          <table:table-cell office:value-type="string">
            <text:p>Değerlendirme G</text:p>
          </table:table-cell>
          <table:table-cell office:value-type="string">
            <text:p>Sahte Belge Kullanma</text:p>
          </table:table-cell>
          <table:table-cell office:value-type="string">
            <text:p>9760476235</text:p>
          </table:table-cell>
          <table:table-cell office:value-type="string">
            <text:p>ŞAHİN YILMAZ</text:p>
          </table:table-cell>
          <table:table-cell office:value-type="string">
            <text:p>0,00</text:p>
          </table:table-cell>
          <table:table-cell office:value-type="string">
            <text:p> </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doğrultusunda; 2022 yılı işlemlerinin sahte belge kullanma yönünden incelenmesi talep edilen mükellefin, tespit edilen sahte belge kullanım tutarı (20.015,00 TL) dikkate alındığında; vergi incelemelerinin etkinliğinin ve verimliliğinin artırılması, belirlenen ilke, standart ve yöntemlere uygun olarak kurumsal bir şekilde ve plan dahilinde gerçekleşmesinin sağlanması, sınırlı olan denetim gücünün daha verimli kullanılması ile vergi incelemelerinde etkinliğin ve verimliliğin artırılmasını böylece Vergi Müfettişlerinin daha etkin ve verimli incelemeler yapmasını sağlamak amacıyla etkin ve verimli olmayacağı değerlendirilen inceleme talebinin hıfz edilmesi gerektiği kararına varılmıştır.</text:p>
          </table:table-cell>
          <table:table-cell/>
          <table:table-cell office:value-type="string">
            <text:p> </text:p>
          </table:table-cell>
          <table:table-cell table:number-columns-repeated="1014"/>
        </table:table-row>
        <table:table-row table:style-name="ro1">
          <table:table-cell office:value-type="string">
            <text:p>48</text:p>
          </table:table-cell>
          <table:table-cell office:value-type="string">
            <text:p>Değerlendirme G</text:p>
          </table:table-cell>
          <table:table-cell office:value-type="string">
            <text:p>Sahte Belge Kullanma</text:p>
          </table:table-cell>
          <table:table-cell office:value-type="string">
            <text:p>9960272771</text:p>
          </table:table-cell>
          <table:table-cell office:value-type="string">
            <text:p>ÇUKUROVA MEDYA TASARIM GAZ.AJ.B.YAY.MAT.RE.DA.GI.İNŞ.EM.SEY.</text:p>
          </table:table-cell>
          <table:table-cell office:value-type="string">
            <text:p>0,00</text:p>
          </table:table-cell>
          <table:table-cell office:value-type="string">
            <text:p> </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doğrultusunda; 2022 yılı işlemlerinin sahte belge kullanma yönünden incelenmesi talep edilen mükellefin, tespit edilen sahte belge kullanım tutarı (4.500,00 TL) dikkate alındığında; vergi incelemelerinin etkinliğinin ve verimliliğinin artırılması, belirlenen ilke, standart ve yöntemlere uygun olarak kurumsal bir şekilde ve plan dahilinde gerçekleşmesinin sağlanması, sınırlı olan denetim gücünün daha verimli kullanılması ile vergi incelemelerinde etkinliğin ve verimliliğin artırılmasını böylece Vergi Müfettişlerinin daha etkin ve verimli incelemeler yapmasını sağlamak amacıyla etkin ve verimli olmayacağı değerlendirilen inceleme talebinin hıfz edilmesi gerektiği kararına varılmıştır.</text:p>
          </table:table-cell>
          <table:table-cell/>
          <table:table-cell office:value-type="string">
            <text:p> </text:p>
          </table:table-cell>
          <table:table-cell table:number-columns-repeated="1014"/>
        </table:table-row>
        <table:table-row table:style-name="ro1">
          <table:table-cell office:value-type="string">
            <text:p>49</text:p>
          </table:table-cell>
          <table:table-cell office:value-type="string">
            <text:p>Değerlendirme H</text:p>
          </table:table-cell>
          <table:table-cell office:value-type="string">
            <text:p>Sahte Belge Kullanma</text:p>
          </table:table-cell>
          <table:table-cell office:value-type="string">
            <text:p>0500755633</text:p>
          </table:table-cell>
          <table:table-cell office:value-type="string">
            <text:p>ENES ALDANMAZ</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50</text:p>
          </table:table-cell>
          <table:table-cell office:value-type="string">
            <text:p>Değerlendirme H</text:p>
          </table:table-cell>
          <table:table-cell office:value-type="string">
            <text:p>Sahte Belge Kullanma</text:p>
          </table:table-cell>
          <table:table-cell office:value-type="string">
            <text:p>0770017953</text:p>
          </table:table-cell>
          <table:table-cell office:value-type="string">
            <text:p>ALEV ARIKAN</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51</text:p>
          </table:table-cell>
          <table:table-cell office:value-type="string">
            <text:p>Değerlendirme H</text:p>
          </table:table-cell>
          <table:table-cell office:value-type="string">
            <text:p>Sahte Belge Kullanma</text:p>
          </table:table-cell>
          <table:table-cell office:value-type="string">
            <text:p>1120751035</text:p>
          </table:table-cell>
          <table:table-cell office:value-type="string">
            <text:p>ERKAN AYDIN</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52</text:p>
          </table:table-cell>
          <table:table-cell office:value-type="string">
            <text:p>Değerlendirme H</text:p>
          </table:table-cell>
          <table:table-cell office:value-type="string">
            <text:p>Sahte Belge Kullanma</text:p>
          </table:table-cell>
          <table:table-cell office:value-type="string">
            <text:p>1310696887</text:p>
          </table:table-cell>
          <table:table-cell office:value-type="string">
            <text:p>FİKRET BAĞIŞ</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53</text:p>
          </table:table-cell>
          <table:table-cell office:value-type="string">
            <text:p>Değerlendirme H</text:p>
          </table:table-cell>
          <table:table-cell office:value-type="string">
            <text:p>Sahte Belge Kullanma</text:p>
          </table:table-cell>
          <table:table-cell office:value-type="string">
            <text:p>1710253350</text:p>
          </table:table-cell>
          <table:table-cell office:value-type="string">
            <text:p>UĞUR BİLEK</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54</text:p>
          </table:table-cell>
          <table:table-cell office:value-type="string">
            <text:p>Değerlendirme H</text:p>
          </table:table-cell>
          <table:table-cell office:value-type="string">
            <text:p>Sahte Belge Kullanma</text:p>
          </table:table-cell>
          <table:table-cell office:value-type="string">
            <text:p>1800950674</text:p>
          </table:table-cell>
          <table:table-cell office:value-type="string">
            <text:p>BOSSCAN KUMAŞÇILIK TEKSTİL ÜRÜNLERİ MOBİLYA TEKSTİLİ İMALAT SANAYİ VE TİCARET LİMİTED ŞİRKETİ</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55</text:p>
          </table:table-cell>
          <table:table-cell office:value-type="string">
            <text:p>Değerlendirme H</text:p>
          </table:table-cell>
          <table:table-cell office:value-type="string">
            <text:p>Sahte Belge Kullanma</text:p>
          </table:table-cell>
          <table:table-cell office:value-type="string">
            <text:p>2200307691</text:p>
          </table:table-cell>
          <table:table-cell office:value-type="string">
            <text:p>ENVER ÇAKAR</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56</text:p>
          </table:table-cell>
          <table:table-cell office:value-type="string">
            <text:p>Değerlendirme H</text:p>
          </table:table-cell>
          <table:table-cell office:value-type="string">
            <text:p>Sahte Belge Kullanma</text:p>
          </table:table-cell>
          <table:table-cell office:value-type="string">
            <text:p>2600443515</text:p>
          </table:table-cell>
          <table:table-cell office:value-type="string">
            <text:p>AKİF ÇOLAK</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57</text:p>
          </table:table-cell>
          <table:table-cell office:value-type="string">
            <text:p>Değerlendirme H</text:p>
          </table:table-cell>
          <table:table-cell office:value-type="string">
            <text:p>Sahte Belge Kullanma</text:p>
          </table:table-cell>
          <table:table-cell office:value-type="string">
            <text:p>3280349261</text:p>
          </table:table-cell>
          <table:table-cell office:value-type="string">
            <text:p>METİN EKİCİ</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58</text:p>
          </table:table-cell>
          <table:table-cell office:value-type="string">
            <text:p>Değerlendirme H</text:p>
          </table:table-cell>
          <table:table-cell office:value-type="string">
            <text:p>Sahte Belge Kullanma</text:p>
          </table:table-cell>
          <table:table-cell office:value-type="string">
            <text:p>3420300716</text:p>
          </table:table-cell>
          <table:table-cell office:value-type="string">
            <text:p>ŞEVKET ERÇOBAN</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59</text:p>
          </table:table-cell>
          <table:table-cell office:value-type="string">
            <text:p>Değerlendirme H</text:p>
          </table:table-cell>
          <table:table-cell office:value-type="string">
            <text:p>Sahte Belge Kullanma</text:p>
          </table:table-cell>
          <table:table-cell office:value-type="string">
            <text:p>3630160891</text:p>
          </table:table-cell>
          <table:table-cell office:value-type="string">
            <text:p>ILGIN ERKOÇ</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60</text:p>
          </table:table-cell>
          <table:table-cell office:value-type="string">
            <text:p>Değerlendirme H</text:p>
          </table:table-cell>
          <table:table-cell office:value-type="string">
            <text:p>Sahte Belge Kullanma</text:p>
          </table:table-cell>
          <table:table-cell office:value-type="string">
            <text:p>3670421229</text:p>
          </table:table-cell>
          <table:table-cell office:value-type="string">
            <text:p>VEYSEL EROL</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61</text:p>
          </table:table-cell>
          <table:table-cell office:value-type="string">
            <text:p>Değerlendirme H</text:p>
          </table:table-cell>
          <table:table-cell office:value-type="string">
            <text:p>Sahte Belge Kullanma</text:p>
          </table:table-cell>
          <table:table-cell office:value-type="string">
            <text:p>3961420338</text:p>
          </table:table-cell>
          <table:table-cell office:value-type="string">
            <text:p>GK GİYİM MİMARLIK TİCARET VE SANAYİ LİMİTED ŞİRKETİ</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62</text:p>
          </table:table-cell>
          <table:table-cell office:value-type="string">
            <text:p>Değerlendirme H</text:p>
          </table:table-cell>
          <table:table-cell office:value-type="string">
            <text:p>Sahte Belge Kullanma</text:p>
          </table:table-cell>
          <table:table-cell office:value-type="string">
            <text:p>4320217807</text:p>
          </table:table-cell>
          <table:table-cell office:value-type="string">
            <text:p>ŞULE GÜNER</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63</text:p>
          </table:table-cell>
          <table:table-cell office:value-type="string">
            <text:p>Değerlendirme H</text:p>
          </table:table-cell>
          <table:table-cell office:value-type="string">
            <text:p>Sahte Belge Kullanma</text:p>
          </table:table-cell>
          <table:table-cell office:value-type="string">
            <text:p>5260499053</text:p>
          </table:table-cell>
          <table:table-cell office:value-type="string">
            <text:p>AHMET KARTAL</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64</text:p>
          </table:table-cell>
          <table:table-cell office:value-type="string">
            <text:p>Değerlendirme H</text:p>
          </table:table-cell>
          <table:table-cell office:value-type="string">
            <text:p>Sahte Belge Kullanma</text:p>
          </table:table-cell>
          <table:table-cell office:value-type="string">
            <text:p>5470422957</text:p>
          </table:table-cell>
          <table:table-cell office:value-type="string">
            <text:p>MÜJDAT KESKİN</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65</text:p>
          </table:table-cell>
          <table:table-cell office:value-type="string">
            <text:p>Değerlendirme H</text:p>
          </table:table-cell>
          <table:table-cell office:value-type="string">
            <text:p>Sahte Belge Kullanma</text:p>
          </table:table-cell>
          <table:table-cell office:value-type="string">
            <text:p>5800437407</text:p>
          </table:table-cell>
          <table:table-cell office:value-type="string">
            <text:p>ALİ KOSKA</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66</text:p>
          </table:table-cell>
          <table:table-cell office:value-type="string">
            <text:p>Değerlendirme H</text:p>
          </table:table-cell>
          <table:table-cell office:value-type="string">
            <text:p>Sahte Belge Kullanma</text:p>
          </table:table-cell>
          <table:table-cell office:value-type="string">
            <text:p>5850022479</text:p>
          </table:table-cell>
          <table:table-cell office:value-type="string">
            <text:p>OSMAN KÖLGE</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67</text:p>
          </table:table-cell>
          <table:table-cell office:value-type="string">
            <text:p>Değerlendirme H</text:p>
          </table:table-cell>
          <table:table-cell office:value-type="string">
            <text:p>Sahte Belge Kullanma</text:p>
          </table:table-cell>
          <table:table-cell office:value-type="string">
            <text:p>6180775946</text:p>
          </table:table-cell>
          <table:table-cell office:value-type="string">
            <text:p>MERSİN ARMADA TEKSTİL İTHALAT İHRACAT SANAYİ VE TİCARET LİMİTED ŞİRKETİ</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68</text:p>
          </table:table-cell>
          <table:table-cell office:value-type="string">
            <text:p>Değerlendirme H</text:p>
          </table:table-cell>
          <table:table-cell office:value-type="string">
            <text:p>Sahte Belge Kullanma</text:p>
          </table:table-cell>
          <table:table-cell office:value-type="string">
            <text:p>6180801731</text:p>
          </table:table-cell>
          <table:table-cell office:value-type="string">
            <text:p>MERTEKS İŞ ELBİSELERİ İMALAT SANAYİ VE DIŞ TİCARET LİMİTED ŞİRKETİ</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69</text:p>
          </table:table-cell>
          <table:table-cell office:value-type="string">
            <text:p>Değerlendirme H</text:p>
          </table:table-cell>
          <table:table-cell office:value-type="string">
            <text:p>Sahte Belge Kullanma</text:p>
          </table:table-cell>
          <table:table-cell office:value-type="string">
            <text:p>7190033097</text:p>
          </table:table-cell>
          <table:table-cell office:value-type="string">
            <text:p>ALİ PAKOĞLU</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70</text:p>
          </table:table-cell>
          <table:table-cell office:value-type="string">
            <text:p>Değerlendirme H</text:p>
          </table:table-cell>
          <table:table-cell office:value-type="string">
            <text:p>Sahte Belge Kullanma</text:p>
          </table:table-cell>
          <table:table-cell office:value-type="string">
            <text:p>7210892050</text:p>
          </table:table-cell>
          <table:table-cell office:value-type="string">
            <text:p>PAMUK DIŞ TİCARET SANAYİ LİMİTED ŞİRKETİ</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71</text:p>
          </table:table-cell>
          <table:table-cell office:value-type="string">
            <text:p>Değerlendirme H</text:p>
          </table:table-cell>
          <table:table-cell office:value-type="string">
            <text:p>Sahte Belge Kullanma</text:p>
          </table:table-cell>
          <table:table-cell office:value-type="string">
            <text:p>7230054037</text:p>
          </table:table-cell>
          <table:table-cell office:value-type="string">
            <text:p>RESÜL PAŞALIOĞLU</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72</text:p>
          </table:table-cell>
          <table:table-cell office:value-type="string">
            <text:p>Değerlendirme H</text:p>
          </table:table-cell>
          <table:table-cell office:value-type="string">
            <text:p>Sahte Belge Kullanma</text:p>
          </table:table-cell>
          <table:table-cell office:value-type="string">
            <text:p>7700613129</text:p>
          </table:table-cell>
          <table:table-cell office:value-type="string">
            <text:p>AHMET BATUHAN SİLVAN</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73</text:p>
          </table:table-cell>
          <table:table-cell office:value-type="string">
            <text:p>Değerlendirme H</text:p>
          </table:table-cell>
          <table:table-cell office:value-type="string">
            <text:p>Sahte Belge Kullanma</text:p>
          </table:table-cell>
          <table:table-cell office:value-type="string">
            <text:p>8010653029</text:p>
          </table:table-cell>
          <table:table-cell office:value-type="string">
            <text:p>DERYA ÇEVLİK</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74</text:p>
          </table:table-cell>
          <table:table-cell office:value-type="string">
            <text:p>Değerlendirme H</text:p>
          </table:table-cell>
          <table:table-cell office:value-type="string">
            <text:p>Sahte Belge Kullanma</text:p>
          </table:table-cell>
          <table:table-cell office:value-type="string">
            <text:p>8011228504</text:p>
          </table:table-cell>
          <table:table-cell office:value-type="string">
            <text:p>ŞEF KEBAP RESTORAN SANAYİ VE TİCARET LİMİTED ŞİRKETİ</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1">
          <table:table-cell office:value-type="string">
            <text:p>75</text:p>
          </table:table-cell>
          <table:table-cell office:value-type="string">
            <text:p>Değerlendirme H</text:p>
          </table:table-cell>
          <table:table-cell office:value-type="string">
            <text:p>Sahte Belge Kullanma</text:p>
          </table:table-cell>
          <table:table-cell office:value-type="string">
            <text:p>8140997394</text:p>
          </table:table-cell>
          <table:table-cell office:value-type="string">
            <text:p>WORLD STAR TEKSTİL SANAYİ VE TİCARET LİMİTED ŞİRKETİ</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2">
          <table:table-cell office:value-type="string">
            <text:p>76</text:p>
          </table:table-cell>
          <table:table-cell office:value-type="string">
            <text:p>Değerlendirme H</text:p>
          </table:table-cell>
          <table:table-cell office:value-type="string">
            <text:p>Sahte Belge Kullanma</text:p>
          </table:table-cell>
          <table:table-cell office:value-type="string">
            <text:p>8360901326</text:p>
          </table:table-cell>
          <table:table-cell office:value-type="string">
            <text:p>TASF.HAL.TEKSTİLYA E TİCARET TEKSTİL SAN.VE TİC.LTD.ŞTİ.</text:p>
          </table:table-cell>
          <table:table-cell office:value-type="string">
            <text:p>0,00</text:p>
          </table:table-cell>
          <table:table-cell office:value-type="string">
            <text:p>2022</text:p>
          </table:table-cell>
          <table:table-cell office:value-type="string">
            <text:p>Vergi Müfettişi Edip YAMAN tarafından 5 Ocak Vergi Dairesi Müdürlüğünün 185 078 5102 vergi kimlik numaralı mükellefi Mehmet BOZKURT hakkında tanzim edilen 02.11.2023 tarihli ve 2023-[2011-1-358]/16 sayılı Vergi Tekniği Raporuna istinaden düzenlenen 04.02.2024 tarihli ve 4954 sayılı incelemeye sevk yazısında yer alan hususlar ile Vergi Usul Kanunu’nun 370. maddesi ve 519 Sıra No.lu Vergi Usul Kanunu Genel Tebliği'nde yer alan düzenlemeler dikkate alındığında; <text:s/>karara konu mükellef ile ilgili olarak, ilgide kayıtlı evrak ve eklerinin öncelikle Ön Tespit ve İzah Değerlendirme Komisyonunca değerlendirilmesi gerektiği kararına varılmıştır.</text:p>
          </table:table-cell>
          <table:table-cell office:value-type="string">
            <text:p>02/11/2023</text:p>
          </table:table-cell>
          <table:table-cell office:value-type="string">
            <text:p>2023-[2011-1-358]/16</text:p>
          </table:table-cell>
          <table:table-cell table:number-columns-repeated="1014"/>
        </table:table-row>
        <table:table-row table:style-name="ro2" table:number-rows-repeated="104853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09">02/09/2024</text:date>, <text:time>17:28:29</text:time></text:p>
        </style:region-right>
      </style:header>
      <style:header-left style:display="false"/>
      <style:footer>
        <text:p>Page <text:page-number>1</text:page-number> / <text:page-count>99</text:page-count></text:p>
      </style:footer>
      <style:footer-left style:display="false"/>
    </style:master-page>
    <style:master-page style:name="PageStyle_5f_Sayfa1" style:display-name="PageStyle_Sayf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2-09T17:28:29.12</dc:date>
    <dc:creator>Erdem YILMAZ</dc:creator>
    <meta:document-statistic meta:table-count="1" meta:cell-count="397" meta:object-count="0"/>
    <meta:generator>OpenOffice/4.1.14$Win32 OpenOffice.org_project/4114m1$Build-9811</meta:generator>
  </office:meta>
</office:document-meta>
</file>